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table:number-columns-repeated="2"/>
          <table:table-cell office:value-type="string">
            <text:p>Image</text:p>
          </table:table-cell>
          <table:table-cell table:number-columns-repeated="2"/>
          <table:table-cell office:value-type="string">
            <text:p>Radius</text:p>
          </table:table-cell>
          <table:table-cell table:number-columns-repeated="2"/>
          <table:table-cell office:value-type="string">
            <text:p>All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.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.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.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.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.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.115</text:p>
          </table:table-cell>
          <table:table-cell/>
          <table:table-cell office:value-type="string">
            <text:p>T=4 I=2 B=50</text:p>
          </table:table-cell>
          <table:table-cell office:value-type="float" office:value="0.282">
            <text:p>0.2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.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.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.248</text:p>
          </table:table-cell>
          <table:table-cell/>
          <table:table-cell office:value-type="string">
            <text:p>T=8 I=3 B=50</text:p>
          </table:table-cell>
          <table:table-cell office:value-type="float" office:value="0.607">
            <text:p>0.6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.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.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.298</text:p>
          </table:table-cell>
          <table:table-cell/>
          <table:table-cell office:value-type="string">
            <text:p>T=16 I=4 B=50</text:p>
          </table:table-cell>
          <table:table-cell office:value-type="float" office:value="0.254">
            <text:p>0.2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.15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.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table:number-columns-repeated="2"/>
          <table:table-cell office:value-type="string">
            <text:p>Image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.019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.0403</text:p>
          </table:table-cell>
          <table:table-cell/>
          <table:table-cell office:value-type="string">
            <text:p>T=2 I=1 B=50</text:p>
          </table:table-cell>
          <table:table-cell office:value-type="float" office:value="0.00299">
            <text:p>0.002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.0102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.0221</text:p>
          </table:table-cell>
          <table:table-cell/>
          <table:table-cell office:value-type="string">
            <text:p>T=4 I=2 B=50</text:p>
          </table:table-cell>
          <table:table-cell office:value-type="float" office:value="0.0037">
            <text:p>0.003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.00658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.00534</text:p>
          </table:table-cell>
          <table:table-cell/>
          <table:table-cell office:value-type="string">
            <text:p>T=8 I=3 B=50</text:p>
          </table:table-cell>
          <table:table-cell office:value-type="float" office:value="0.00769">
            <text:p>0.007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.0268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.059</text:p>
          </table:table-cell>
          <table:table-cell/>
          <table:table-cell office:value-type="string">
            <text:p>T=16 I=4 B=50</text:p>
          </table:table-cell>
          <table:table-cell office:value-type="float" office:value="0.035">
            <text:p>0.0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.020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.0267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table:number-columns-repeated="2"/>
          <table:table-cell office:value-type="string">
            <text:p>Image</text:p>
          </table:table-cell>
          <table:table-cell table:number-columns-repeated="2"/>
          <table:table-cell office:value-type="string">
            <text:p>Radius</text:p>
          </table:table-cell>
          <table:table-cell table:number-columns-repeated="2"/>
          <table:table-cell office:value-type="string">
            <text:p>All</text:p>
          </table:table-cell>
          <table:table-cell/>
        </table:table-row>
        <table:table-row table:style-name="ro2">
          <table:table-cell office:value-type="string">
            <text:p>Lab 1</text:p>
          </table:table-cell>
          <table:table-cell table:number-columns-repeated="2"/>
          <table:table-cell office:value-type="float" office:value="515788">
            <text:p>515788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.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.12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296">
            <text:p>8.296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.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.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.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03">
            <text:p>4.0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.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.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.6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464">
            <text:p>2.4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.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.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.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64">
            <text:p>1.8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246">
            <text:p>1.246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table:number-columns-repeated="2"/>
          <table:table-cell office:value-type="string">
            <text:p>Image</text:p>
          </table:table-cell>
          <table:table-cell table:number-columns-repeated="2"/>
          <table:table-cell office:value-type="string">
            <text:p>Al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.027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.00201</text:p>
          </table:table-cell>
          <table:table-cell/>
          <table:table-cell office:value-type="string">
            <text:p>T=2 I=1 B=50</text:p>
          </table:table-cell>
          <table:table-cell office:value-type="float" office:value="0.00338">
            <text:p>0.0033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.028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.0023</text:p>
          </table:table-cell>
          <table:table-cell/>
          <table:table-cell office:value-type="string">
            <text:p>T=4 I=2 B=50</text:p>
          </table:table-cell>
          <table:table-cell office:value-type="float" office:value="0.00677">
            <text:p>0.006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.006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.004</text:p>
          </table:table-cell>
          <table:table-cell/>
          <table:table-cell office:value-type="string">
            <text:p>T=8 I=3 B=50</text:p>
          </table:table-cell>
          <table:table-cell office:value-type="float" office:value="0.00652">
            <text:p>0.0065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.0037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.0166</text:p>
          </table:table-cell>
          <table:table-cell/>
          <table:table-cell office:value-type="string">
            <text:p>T=16 I=4 B=50</text:p>
          </table:table-cell>
          <table:table-cell office:value-type="float" office:value="0.00889">
            <text:p>0.008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.00264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8">
            <text:p>0.0028</text:p>
          </table:table-cell>
          <table:table-cell table:number-columns-repeated="9"/>
        </table:table-row>
        <table:table-row table:style-name="ro2" table:number-rows-repeated="104853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20:23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0T23:23:23</dc:date>
    <meta:editing-duration>PT2H56M27S</meta:editing-duration>
    <meta:editing-cycles>3</meta:editing-cycles>
    <meta:generator>LibreOffice/4.0.2.2$Linux_X86_64 LibreOffice_project/400m0$Build-2</meta:generator>
    <meta:document-statistic meta:table-count="1" meta:cell-count="147" meta:object-count="0"/>
  </office:meta>
</office:document-meta>
</file>